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vg:panose-1="2 11 6 4 2 2 2 2 2 4"/>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Lucida Sans" svg:font-family="Lucida Sans" style:font-family-generic="swiss" style:font-pitch="variable" svg:panose-1="2 11 6 2 3 5 4 2 2 4"/>
    <style:font-face style:name="Times" svg:font-family="Times" style:font-family-generic="system" style:font-pitch="variable" svg:panose-1="2 2 6 3 5 4 5 2 3 4"/>
    <style:font-face style:name="Segoe UI" svg:font-family="Segoe UI" style:font-family-generic="swiss" style:font-pitch="variable" svg:panose-1="2 11 5 2 4 2 4 2 2 3"/>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style:style style:name="P1" style:parent-style-name="Titre1" style:master-page-name="MP0" style:family="paragraph">
      <style:paragraph-properties fo:break-before="page"/>
    </style:style>
    <style:style style:name="P2" style:parent-style-name="Standard" style:family="paragraph">
      <style:paragraph-properties>
        <style:tab-stops>
          <style:tab-stop style:type="left" style:position="1.259in"/>
        </style:tab-stops>
      </style:paragraph-properties>
    </style:style>
    <style:style style:name="T3" style:parent-style-name="Policepardéfaut" style:family="text">
      <style:text-properties style:font-style-complex="italic"/>
    </style:style>
    <style:style style:name="P4" style:parent-style-name="card" style:family="paragraph"/>
    <style:style style:name="P5" style:parent-style-name="card" style:family="paragraph"/>
    <style:style style:name="P6" style:parent-style-name="card" style:family="paragraph"/>
    <style:style style:name="P7" style:parent-style-name="card" style:family="paragraph"/>
    <style:style style:name="P8" style:parent-style-name="card" style:family="paragraph"/>
    <style:style style:name="P9" style:parent-style-name="card" style:family="paragraph"/>
    <style:style style:name="P10" style:parent-style-name="card" style:family="paragraph"/>
    <style:style style:name="P11" style:parent-style-name="card" style:family="paragraph"/>
    <style:style style:name="P12" style:parent-style-name="Standard" style:family="paragraph">
      <style:paragraph-properties>
        <style:tab-stops>
          <style:tab-stop style:type="left" style:position="1.259in"/>
        </style:tab-stops>
      </style:paragraph-properties>
    </style:style>
    <style:style style:name="T13" style:parent-style-name="Policepardéfaut" style:family="text">
      <style:text-properties fo:font-style="italic" style:font-style-asian="italic" style:font-style-complex="italic"/>
    </style:style>
    <style:style style:name="T14" style:parent-style-name="Policepardéfaut" style:family="text">
      <style:text-properties fo:font-style="italic" style:font-style-asian="italic" style:font-style-complex="italic"/>
    </style:style>
    <style:style style:name="T15" style:parent-style-name="Policepardéfaut" style:family="text">
      <style:text-properties fo:font-style="italic" style:font-style-asian="italic" style:font-style-complex="italic"/>
    </style:style>
    <style:style style:name="T16" style:parent-style-name="Policepardéfaut" style:family="text">
      <style:text-properties fo:font-style="italic" style:font-style-asian="italic" style:font-style-complex="italic"/>
    </style:style>
    <style:style style:name="T17" style:parent-style-name="Policepardéfaut" style:family="text">
      <style:text-properties fo:font-style="italic" style:font-style-asian="italic" style:font-style-complex="italic"/>
    </style:style>
    <style:style style:name="T18" style:parent-style-name="Policepardéfaut" style:family="text">
      <style:text-properties fo:font-style="italic" style:font-style-asian="italic" style:font-style-complex="italic"/>
    </style:style>
    <style:style style:name="T19" style:parent-style-name="Policepardéfaut" style:family="text">
      <style:text-properties fo:font-style="italic" style:font-style-asian="italic" style:font-style-complex="italic"/>
    </style:style>
    <style:style style:name="T20" style:parent-style-name="Policepardéfaut" style:family="text">
      <style:text-properties fo:font-style="italic" style:font-style-asian="italic" style:font-style-complex="italic"/>
    </style:style>
    <style:style style:name="P21" style:parent-style-name="Standard" style:family="paragraph">
      <style:paragraph-properties>
        <style:tab-stops>
          <style:tab-stop style:type="left" style:position="1.259in"/>
        </style:tab-stops>
      </style:paragraph-properties>
    </style:style>
    <style:style style:name="P22" style:parent-style-name="Standard" style:family="paragraph">
      <style:paragraph-properties>
        <style:tab-stops>
          <style:tab-stop style:type="left" style:position="1.259in"/>
        </style:tab-stops>
      </style:paragraph-properties>
    </style:style>
    <style:style style:name="T23" style:parent-style-name="Policepardéfaut" style:family="text">
      <style:text-properties fo:font-style="italic" style:font-style-asian="italic" style:font-style-complex="italic"/>
    </style:style>
    <style:style style:name="P24" style:parent-style-name="Standard" style:family="paragraph">
      <style:paragraph-properties>
        <style:tab-stops>
          <style:tab-stop style:type="left" style:position="1.259in"/>
        </style:tab-stops>
      </style:paragraph-properties>
    </style:style>
    <style:style style:name="T25" style:parent-style-name="Policepardéfaut" style:family="text">
      <style:text-properties fo:font-style="italic" style:font-style-asian="italic" style:font-style-complex="italic"/>
    </style:style>
    <style:style style:name="P26" style:parent-style-name="Standard" style:family="paragraph">
      <style:paragraph-properties>
        <style:tab-stops>
          <style:tab-stop style:type="left" style:position="1.259in"/>
        </style:tab-stops>
      </style:paragraph-properties>
    </style:style>
    <style:style style:name="T27" style:parent-style-name="Policepardéfaut" style:family="text">
      <style:text-properties fo:font-style="italic" style:font-style-asian="italic" style:font-style-complex="italic"/>
    </style:style>
    <style:style style:name="T28" style:parent-style-name="Policepardéfaut" style:family="text">
      <style:text-properties fo:font-style="italic" style:font-style-asian="italic" style:font-style-complex="italic"/>
    </style:style>
    <style:style style:name="P29" style:parent-style-name="Standard" style:family="paragraph">
      <style:paragraph-properties>
        <style:tab-stops>
          <style:tab-stop style:type="left" style:position="1.259in"/>
        </style:tab-stops>
      </style:paragraph-properties>
    </style:style>
    <style:style style:name="T30" style:parent-style-name="Policepardéfaut" style:family="text">
      <style:text-properties fo:font-style="italic" style:font-style-asian="italic" style:font-style-complex="italic"/>
    </style:style>
    <style:style style:name="P31" style:parent-style-name="Standard" style:family="paragraph">
      <style:paragraph-properties>
        <style:tab-stops>
          <style:tab-stop style:type="left" style:position="1.259in"/>
        </style:tab-stops>
      </style:paragraph-properties>
    </style:style>
    <style:style style:name="T32" style:parent-style-name="Policepardéfaut" style:family="text">
      <style:text-properties fo:font-style="italic" style:font-style-asian="italic" style:font-style-complex="italic"/>
    </style:style>
    <style:style style:name="P33" style:parent-style-name="NormalWeb" style:family="paragraph">
      <style:paragraph-properties fo:margin-top="0in" fo:margin-bottom="0in" fo:background-color="#FFFFFF"/>
    </style:style>
    <style:style style:name="T34" style:parent-style-name="Policepardéfaut" style:family="text">
      <style:text-properties fo:color="#000000"/>
    </style:style>
    <style:style style:name="T35" style:parent-style-name="Policepardéfaut" style:family="text">
      <style:text-properties fo:color="#000000"/>
    </style:style>
    <style:style style:name="T36" style:parent-style-name="Policepardéfaut" style:family="text">
      <style:text-properties fo:color="#000000"/>
    </style:style>
    <style:style style:name="T37" style:parent-style-name="Policepardéfaut" style:family="text">
      <style:text-properties fo:font-style="italic" style:font-style-asian="italic" style:font-style-complex="italic" fo:color="#000000"/>
    </style:style>
    <style:style style:name="T38" style:parent-style-name="Policepardéfaut" style:family="text">
      <style:text-properties fo:font-style="italic" style:font-style-asian="italic" style:font-style-complex="italic" fo:color="#000000"/>
    </style:style>
    <style:style style:name="T39" style:parent-style-name="Policepardéfaut" style:family="text">
      <style:text-properties fo:font-style="italic" style:font-style-asian="italic" style:font-style-complex="italic" fo:color="#000000"/>
    </style:style>
    <style:style style:name="T40" style:parent-style-name="Policepardéfaut" style:family="text">
      <style:text-properties fo:font-style="italic" style:font-style-asian="italic" style:font-style-complex="italic" fo:color="#000000"/>
    </style:style>
    <style:style style:name="T41" style:parent-style-name="Policepardéfaut" style:family="text">
      <style:text-properties fo:font-style="italic" style:font-style-asian="italic" style:font-style-complex="italic" fo:color="#000000"/>
    </style:style>
    <style:style style:name="T42" style:parent-style-name="Policepardéfaut" style:family="text">
      <style:text-properties fo:font-style="italic" style:font-style-asian="italic" style:font-style-complex="italic" fo:color="#000000"/>
    </style:style>
    <style:style style:name="T43" style:parent-style-name="Policepardéfaut" style:family="text">
      <style:text-properties fo:font-style="italic" style:font-style-asian="italic" style:font-style-complex="italic"/>
    </style:style>
    <style:style style:name="T44" style:parent-style-name="Policepardéfaut" style:family="text">
      <style:text-properties fo:font-style="italic" style:font-style-asian="italic" style:font-style-complex="italic"/>
    </style:style>
    <style:style style:name="T45" style:parent-style-name="Policepardéfaut" style:family="text">
      <style:text-properties fo:font-style="italic" style:font-style-asian="italic" style:font-style-complex="italic"/>
    </style:style>
    <style:style style:name="T46" style:parent-style-name="Policepardéfaut" style:family="text">
      <style:text-properties fo:font-style="italic" style:font-style-asian="italic" style:font-style-complex="italic"/>
    </style:style>
    <style:style style:name="T47" style:parent-style-name="Policepardéfaut" style:family="text">
      <style:text-properties fo:font-style="italic" style:font-style-asian="italic" style:font-style-complex="italic"/>
    </style:style>
    <style:style style:name="T48" style:parent-style-name="Policepardéfaut" style:family="text">
      <style:text-properties fo:font-style="italic" style:font-style-asian="italic" style:font-style-complex="italic"/>
    </style:style>
    <style:style style:name="T49" style:parent-style-name="Policepardéfaut" style:family="text">
      <style:text-properties fo:font-style="italic" style:font-style-asian="italic" style:font-style-complex="italic"/>
    </style:style>
    <style:style style:name="T50" style:parent-style-name="Policepardéfaut" style:family="text">
      <style:text-properties fo:font-style="italic" style:font-style-asian="italic" style:font-style-complex="italic"/>
    </style:style>
    <style:style style:name="T51" style:parent-style-name="Policepardéfaut" style:family="text">
      <style:text-properties fo:font-style="italic" style:font-style-asian="italic" style:font-style-complex="italic"/>
    </style:style>
  </office:automatic-styles>
  <office:body>
    <office:text text:use-soft-page-breaks="true">
      <text:h text:style-name="P1" text:outline-level="1">Correspondance Delacroix</text:h>
      <text:h text:style-name="Titre2" text:outline-level="2">Présentation</text:h>
      <text:p text:style-name="Standard">Cette édition numérique de la correspondance d’Eugène Delacroix (1798-1863) permet de découvrir la vie et l’œuvre du peintre à travers ses<text:s/>lettres. Ce projet, toujours en cours, donne accès à une partie de sa correspondance éditée en XML-TEI et à un inventaire complet des lettres dans lesquels des recherches peuvent être effectuées.</text:p>
      <text:p text:style-name="P2"><text:span text:style-name="T3">Pour en savoir plus sur cette édition :</text:span></text:p>
      <text:list text:style-name="WWNum2">
        <text:list-item>
          <text:p text:style-name="P4"><office:annotation office:name="0"><dc:creator>test</dc:creator><dc:date>2022-07-01T11:11:00</dc:date><text:p text:style-name="Normal">Les style &lt;card&gt; sera transformé en vignettes.</text:p></office:annotation><text:a xlink:href="https://delacroix.huma-num.fr/" office:target-frame-name="_top" xlink:show="replace"><text:span text:style-name="Internetlink">Le projet</text:span></text:a><office:annotation-end office:name="0"/></text:p>
        </text:list-item>
        <text:list-item>
          <text:p text:style-name="P5"><text:a xlink:href="https://delacroix.huma-num.fr/liste" office:target-frame-name="_top" xlink:show="replace"><text:span text:style-name="Internetlink">La correspondance</text:span></text:a></text:p>
        </text:list-item>
        <text:list-item>
          <text:p text:style-name="P6"><text:a xlink:href="https://delacroix.huma-num.fr/transcription" office:target-frame-name="_top" xlink:show="replace"><text:span text:style-name="Internetlink">Les principes d’édition</text:span></text:a></text:p>
        </text:list-item>
        <text:list-item>
          <text:p text:style-name="P7"><text:a xlink:href="https://delacroix.huma-num.fr/credits" office:target-frame-name="_top" xlink:show="replace"><text:span text:style-name="Internetlink">Crédits et contact</text:span></text:a></text:p>
        </text:list-item>
      </text:list>
      <text:h text:style-name="Titre2" text:outline-level="2">Rechercher dans la correspondance</text:h>
      <text:list text:style-name="WWNum2" text:continue-numbering="true">
        <text:list-item>
          <text:p text:style-name="P8">Lettres éditées par date</text:p>
        </text:list-item>
        <text:list-item>
          <text:p text:style-name="P9">Correspondants</text:p>
        </text:list-item>
        <text:list-item>
          <text:p text:style-name="P10">Lieux</text:p>
        </text:list-item>
        <text:list-item>
          <text:p text:style-name="P11">Inventaire général des lettres</text:p>
        </text:list-item>
      </text:list>
      <text:h text:style-name="Titre2" text:outline-level="2">Découvrir Delacroix à travers sa correspondance :</text:h>
      <text:h text:style-name="Titre3" text:outline-level="3"><text:a xlink:href="https://delacroix.huma-num.fr/articles/commandes" office:target-frame-name="_top" xlink:show="replace"><text:span text:style-name="Internetlink">« Je me sentais capable de couvrir de peintures une ville entière » : les commandes officielles de Delacroix</text:span></text:a></text:h>
      <text:p text:style-name="P12">Les commandes officielles occupent un pan considérable de la carrière d’Eugène Delacroix, le peintre s’en étant vu<text:s/>confier dès les années 1820 et ce jusqu’à ses dernières années. L’abondante correspondance du peintre permet de comprendre à la fois les raisons pour lesquelles Delacroix eut pour dessein de répondre à de telles commandes et ce qui a pu inciter de nombreuses instances officielles à recourir à ses services. (Article)</text:p>
      <text:list text:style-name="LFO5" text:continue-numbering="true">
        <text:list-item>
          <text:p text:style-name="letter"><text:a xlink:href="https://delacroix.huma-num.fr/CAC_ED_assemblee-ms1869-2-d1-p16" office:target-frame-name="_top" xlink:show="replace"><text:span text:style-name="Internetlink">Lettre à Nicolas Martin du Nord, 27 décembre 1836</text:span></text:a></text:p>
        </text:list-item>
        <text:list-item>
          <text:p text:style-name="letter"><text:a xlink:href="https://delacroix.huma-num.fr/CAC_ED_bnf-man-naf20608-f55" office:target-frame-name="_top" xlink:show="replace"><text:span text:style-name="Internetlink">Lettre à Adolphe Thiers, 27 octobre 1838</text:span></text:a></text:p>
        </text:list-item>
        <text:list-item>
          <text:p text:style-name="letter"><text:a xlink:href="https://delacroix.huma-num.fr/CAC_ED_assemblee-ms1869-2-d2-p41" office:target-frame-name="_top" xlink:show="replace"><text:span text:style-name="Internetlink">Lettre à Edmond Cavé, 12 août 1845</text:span></text:a></text:p>
        </text:list-item>
        <text:list-item>
          <text:p text:style-name="letter"><text:a xlink:href="https://delacroix.huma-num.fr/CAC_ED_assemblee-ms1492ter-p4" office:target-frame-name="_top" xlink:show="replace"><text:span text:style-name="Internetlink">Lettre à Pierre Luc Charles Ciceri, 11 octobre 1845</text:span></text:a></text:p>
        </text:list-item>
        <text:list-item>
          <text:p text:style-name="letter">Lettre à Gustave Planche, 9 mai 1854 : CAC_ED_ap-4AZ-11</text:p>
        </text:list-item>
      </text:list>
      <text:h text:style-name="Titre3" text:outline-level="3">Joséphine de Forget : sa consolatrice</text:h>
      <text:p text:style-name="Standard">Lointaine cousine, amante et amie de Delacroix, la baronne de Forget née Joséphine de Lavallette (1802-1886) fut l’une des femmes les plus importantes de la vie du peintre. Alors qu’il choisit de ne jamais se marier, préférant consacrer sa vie à son art, Delacroix conserva une grande affection pour sa « consolatrice » comme il aimait l’appeler. Les lettres qu’ils échangèrent durant trente années, bien qu’inégalement conservées, nous dévoilent un peu de leurs sentiments et de leur histoire, faisait apparaître un portrait intime du maître.</text:p>
      <text:soft-page-break/>
      <text:p text:style-name="Standard"><text:span text:style-name="T13">Lettre à Joséphine de Forget</text:span><text:span text:style-name="T14">, vers 1844-46 : CAC_ED_inha-aut120-1398-04a-1</text:span></text:p>
      <text:p text:style-name="Standard"><text:bookmark-start text:name="_Toc85478475"/><text:span text:style-name="T15">Lettre de Joséphine de Forget à Delacroix, [13-15 octobre 1845]</text:span><text:bookmark-end text:name="_Toc85478475"/><text:span text:style-name="T16"> : CAC_ED_creteil-ad-2j187-19</text:span></text:p>
      <text:p text:style-name="Standard"><text:span text:style-name="T17">Lettre à Joséphine de Forget, [17 octobre 1847] : CAC_ED_inha-aut120-1398-04c-5</text:span></text:p>
      <text:p text:style-name="Standard"><text:span text:style-name="T18">Lettre à Joséphine de Forget, [29<text:s/></text:span><text:span text:style-name="T19">août 1848] : CAC_ED_assemblee-ms1944</text:span></text:p>
      <text:p text:style-name="Standard"><text:span text:style-name="T20">Lettre de Joséphine de Forget à Delacroix, 28 octobre [1859 ?] : CAC_ED_creteil-ad-2j187-44</text:span></text:p>
      <text:h text:style-name="Titre3" text:outline-level="3">L’amitié selon Delacroix : lettres à son ami d’enfance, Jean-Baptiste Pierret</text:h>
      <text:p text:style-name="P21">Delacroix rencontra Jean-Baptiste Pierret au Lycée impérial à Paris. L’amitié très profonde qui les unit apparaît au fil des nombreuses lettres que Delacroix lui adressa et dont une partie est aujourd’hui conservée au musée du Louvre. Très proche de la famille de Pierret, il fut le parrain de leur fille<text:s/>Marie et prit leur fils Henri-Maximilien comme assistant pour le décor de la bibliothèque de la chambre des pairs.</text:p>
      <text:p text:style-name="P22"><text:span text:style-name="T23">Lettre à Jean-Baptiste Pierret, 18 septembre 1818 : CAC_ED_louvre-A517</text:span></text:p>
      <text:p text:style-name="P24"><text:span text:style-name="T25">Lettre à Jean-Baptiste Pierret, 20 octobre 1820 : CAC_ED_louvre-A529</text:span></text:p>
      <text:p text:style-name="P26"><text:span text:style-name="T27">L</text:span><text:span text:style-name="T28">ettre à Jean-Baptiste Pierret, 29 octobre 1820 : CAC_ED_louvre-A531</text:span></text:p>
      <text:p text:style-name="P29"><text:span text:style-name="T30">Lettre à Jean-Baptiste Pierret, 23 septembre 1834 : CAC_ED_louvre-A564</text:span></text:p>
      <text:p text:style-name="P31"><text:span text:style-name="T32">Lettre à Jean-Baptiste Pierret, 5 mars 1842 : CAC_ED_louvre-A578</text:span></text:p>
      <text:h text:style-name="Titre3" text:outline-level="3">Le voyage au Maroc</text:h>
      <text:p text:style-name="P33"><text:span text:style-name="T34">Entre janvier et juin 1832, Delac</text:span><text:span text:style-name="T35">roix accompagna la délégation diplomatique française conduite par le comte Charles de Mornay pour rencontrer le sultan du Maroc Moulay Abd-Er-Rahman. Chargé de rendre compte du voyage par ses talents, il fit de nombreux dessins et observations qui nourrire</text:span><text:span text:style-name="T36">nt son œuvre jusqu’à la fin de sa vie. Ses lettres adressées à ses amis et à sa famille durant son voyage témoignent de ses impressions face à sa découverte de l’Orient.</text:span></text:p>
      <text:p text:style-name="Standard"><text:span text:style-name="T37">Lettre à Jean-Baptiste Pierret, 24 janvier 1832 : CAC_ED_louvre-A554</text:span></text:p>
      <text:p text:style-name="Standard"><text:span text:style-name="T38">Lettre à Jean-Bap</text:span><text:span text:style-name="T39">tiste Pierret, 8 février 1832 : CAC_ED_louvre-A556</text:span></text:p>
      <text:p text:style-name="Standard"><text:span text:style-name="T40">Lettre à Jean-Baptiste Pierret, 29 février 1832 : CAC_ED_louvre-A557</text:span></text:p>
      <text:p text:style-name="Standard"><text:span text:style-name="T41">Lettre à Jean-Baptiste Pierret, 16 au 23 mars 1832 : CAC_ED_louvre-A558</text:span></text:p>
      <text:p text:style-name="Standard"><text:span text:style-name="T42">Lettre à Jean-Baptiste Pierret</text:span><text:span text:style-name="T43">, 2 avril 1832 : CAC_ED_louvre-A55</text:span><text:span text:style-name="T44">9</text:span></text:p>
      <text:h text:style-name="Titre3" text:outline-level="3">Les demeures du peintre : entre Paris et Champrosay</text:h>
      <text:p text:style-name="Standard">Delacroix résida une grande partie de sa vie entre Paris et sa maison de campagne qu’il affectionnait particulièrement à Champrosay et qu’il finit par acheter. A Paris, il passa du<text:s/><text:soft-page-break/>faubourg<text:s/>Saint-Germain au quartier de Notre-Dame-de-Lorette avant de retraverser la Seine pour s’installer dans sa maison de la rue de Furstemberg où il finit sa vie en bénéficiant d’un peu de nature dans Paris. On devine dans ses lettres ses demeures et parfois quelques aménagements, mais c’est surtout son tempérament « campagnard » qui apparaît et son goût pour la nature.</text:p>
      <text:p text:style-name="Standard"><text:span text:style-name="T45">Lettre à Joséphine de Forget, [11 juillet 1844] : CAC_ED_inha-aut120-1398-04a-2</text:span></text:p>
      <text:p text:style-name="Standard"><text:span text:style-name="T46">Lettre de Joséphine de Forget à Delacroix, 27 juillet [1845] : C</text:span><text:span text:style-name="T47">AC_ED_creteil-ad-2j187-19</text:span></text:p>
      <text:p text:style-name="Standard"><text:span text:style-name="T48">Lettre à Joséphine de Forget, 30 avril [1850] : CAC_ED_inha-aut120-1398-04g-1</text:span></text:p>
      <text:p text:style-name="Standard"><text:span text:style-name="T49">Lettre de Joséphine de Forget à Delacroix 18 août [1857] : CAC_ED_inha-aut120-1399-1c</text:span></text:p>
      <text:p text:style-name="Standard"><text:span text:style-name="T50">Lettre à Joséphine de Forget, 28 août [1857] : CAC_ED_ve-aguttes-2</text:span><text:span text:style-name="T51">021-09-22-l71</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vg:panose-1="2 11 6 4 2 2 2 2 2 4"/>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Lucida Sans" svg:font-family="Lucida Sans" style:font-family-generic="swiss" style:font-pitch="variable" svg:panose-1="2 11 6 2 3 5 4 2 2 4"/>
    <style:font-face style:name="Times" svg:font-family="Times" style:font-family-generic="system" style:font-pitch="variable" svg:panose-1="2 2 6 3 5 4 5 2 3 4"/>
    <style:font-face style:name="Segoe UI" svg:font-family="Segoe UI" style:font-family-generic="swiss" style:font-pitch="variable" svg:panose-1="2 11 5 2 4 2 4 2 2 3"/>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CH" style:language-asian="en" style:country-asian="US" style:language-complex="ar" style:country-complex="SA" style:text-combine="none" fo:hyphenate="true"/>
    </style:default-style>
    <style:style style:name="Titre1" style:display-name="Titre 1" style:family="paragraph" style:parent-style-name="Standard" style:next-style-name="p" style:default-outline-level="1">
      <style:paragraph-properties fo:keep-with-next="always" fo:keep-together="always" fo:text-align="center" fo:margin-top="0.1666in" fo:margin-bottom="0in"/>
      <style:text-properties fo:font-weight="bold" style:font-weight-asian="bold" fo:color="#B83919" fo:font-size="18pt" style:font-size-asian="18pt" style:font-size-complex="16pt" fo:hyphenate="false"/>
    </style:style>
    <style:style style:name="Titre2" style:display-name="Titre 2" style:family="paragraph" style:parent-style-name="Standard" style:next-style-name="p" style:default-outline-level="2">
      <style:paragraph-properties fo:keep-with-next="always" fo:keep-together="always" fo:margin-top="0.1666in" fo:margin-bottom="0in"/>
      <style:text-properties fo:font-weight="bold" style:font-weight-asian="bold" fo:color="#B83919" fo:font-size="15pt" style:font-size-asian="15pt" style:font-size-complex="13pt" fo:hyphenate="false"/>
    </style:style>
    <style:style style:name="Titre3" style:display-name="Titre 3" style:family="paragraph" style:parent-style-name="Standard" style:next-style-name="Standard" style:default-outline-level="3">
      <style:paragraph-properties fo:keep-with-next="always" fo:keep-together="always" fo:margin-top="0.4166in" fo:margin-bottom="0in" fo:margin-left="0.7875in">
        <style:tab-stops/>
      </style:paragraph-properties>
      <style:text-properties style:font-name="Calibri Light" style:font-name-asian="Calibri Light" style:font-name-complex="Calibri Light" fo:font-weight="bold" style:font-weight-asian="bold" fo:color="#1F4D78" fo:font-size="14pt" style:font-size-asian="14pt" style:font-size-complex="10.5pt" fo:hyphenate="false"/>
    </style:style>
    <style:style style:name="Normal" style:display-name="Normal" style:family="paragraph">
      <style:text-properties style:font-name="Times New Roman" fo:hyphenate="false"/>
    </style:style>
    <style:style style:name="Policepardéfaut" style:display-name="Police par défaut" style:family="text"/>
    <style:style style:name="Standard" style:display-name="Standard" style:family="paragraph">
      <style:paragraph-properties fo:widows="2" fo:orphans="2" fo:margin-bottom="0.1111in" fo:line-height="103%"/>
      <style:text-properties style:font-name="Times New Roman" style:font-name-asian="Times New Roman" fo:font-size="12pt" style:font-size-asian="12pt" fo:hyphenate="false"/>
    </style:style>
    <style:style style:name="Heading" style:display-name="Heading" style:family="paragraph" style:parent-style-name="Standarduser" style:next-style-name="Textbodyuser">
      <style:paragraph-properties fo:keep-with-next="always" fo:margin-top="0.1666in" fo:margin-bottom="0.0833in"/>
      <style:text-properties style:font-name="Liberation Sans" style:font-name-asian="MS Gothic" style:font-name-complex="Tahoma"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style:font-name-complex="Lucida Sans" fo:hyphenate="false"/>
    </style:style>
    <style:style style:name="Légende" style:display-name="Légende" style:family="paragraph" style:parent-style-name="Standard">
      <style:paragraph-properties text:number-lines="false" fo:margin-top="0.0833in" fo:margin-bottom="0.0833in"/>
      <style:text-properties style:font-name-complex="Lucida Sans" fo:font-style="italic" style:font-style-asian="italic" style:font-style-complex="italic" style:font-size-complex="12pt" fo:hyphenate="false"/>
    </style:style>
    <style:style style:name="Index" style:display-name="Index" style:family="paragraph" style:parent-style-name="Standard">
      <style:paragraph-properties text:number-lines="false"/>
      <style:text-properties style:font-name-complex="Lucida Sans" fo:hyphenate="false"/>
    </style:style>
    <style:style style:name="Standarduser" style:display-name="Standard (user)" style:family="paragraph">
      <style:paragraph-properties fo:widows="2" fo:orphans="2" fo:margin-bottom="0.1111in" fo:line-height="103%"/>
      <style:text-properties fo:hyphenate="false"/>
    </style:style>
    <style:style style:name="Textbodyuser" style:display-name="Text body (user)" style:family="paragraph" style:parent-style-name="Standard">
      <style:paragraph-properties fo:margin-top="0.059in" fo:margin-bottom="0.059in" fo:line-height="115%"/>
      <style:text-properties style:font-name="Times" style:font-name-asian="Times" style:font-name-complex="Times" style:font-size-complex="10pt" style:language-asian="fr" style:country-asian="FR" fo:hyphenate="false"/>
    </style:style>
    <style:style style:name="salute" style:display-name="&lt;salute&gt;" style:family="paragraph" style:parent-style-name="Standard" style:next-style-name="Textbodyuser">
      <style:paragraph-properties fo:margin-top="0.3937in" fo:margin-bottom="0.3937in"/>
      <style:text-properties style:font-name="Times" style:font-name-asian="Times" style:font-name-complex="Times" style:font-size-complex="10pt" style:language-asian="fr" style:country-asian="FR" fo:hyphenate="false"/>
    </style:style>
    <style:style style:name="addrLine" style:display-name="&lt;addrLine&gt;" style:family="paragraph" style:parent-style-name="Standard" style:next-style-name="Standard">
      <style:paragraph-properties fo:border="0.0069in solid #FF40FF" fo:padding-top="0.0138in" fo:padding-left="0.0555in" fo:padding-bottom="0.0138in" fo:padding-right="0.0555in" style:shadow="none"/>
      <style:text-properties style:font-name-asian="Times" style:font-size-complex="10pt" style:language-asian="fr" style:country-asian="FR" fo:hyphenate="false"/>
    </style:style>
    <style:style style:name="dateLine" style:display-name="&lt;dateLine&gt;" style:family="paragraph" style:parent-style-name="Textbodyuser">
      <style:paragraph-properties fo:border="0.0138in solid #AB7942" fo:padding-top="0.0138in" fo:padding-left="0.0555in" fo:padding-bottom="0.0138in" fo:padding-right="0.0555in" style:shadow="none"/>
      <style:text-properties fo:hyphenate="false"/>
    </style:style>
    <style:style style:name="closer" style:display-name="&lt;closer&gt;" style:family="paragraph">
      <style:paragraph-properties fo:widows="2" fo:orphans="2" fo:border="0.0208in double #000000" style:border-line-width="0.0069in 0.0069in 0.0069in" fo:padding-top="0.0138in" fo:padding-left="0.0555in" fo:padding-bottom="0.0138in" fo:padding-right="0.0555in" style:shadow="none" fo:text-align="justify" fo:margin-bottom="0.1111in" fo:line-height="103%"/>
      <style:text-properties fo:hyphenate="false"/>
    </style:style>
    <style:style style:name="opener" style:display-name="&lt;opener&gt;" style:family="paragraph" style:parent-style-name="Standard">
      <style:paragraph-properties fo:border="0.0069in dotted #000000" fo:padding-top="0.0138in" fo:padding-left="0.0555in" fo:padding-bottom="0.0138in" fo:padding-right="0.0555in" style:shadow="none"/>
      <style:text-properties fo:hyphenate="false"/>
    </style:style>
    <style:style style:name="Paragraphedeliste" style:display-name="Paragraphe de liste" style:family="paragraph" style:parent-style-name="Standard">
      <style:paragraph-properties style:vertical-align="auto" fo:margin-left="0.5in">
        <style:tab-stops/>
      </style:paragraph-properties>
      <style:text-properties style:language-asian="fr" style:country-asian="FR" fo:hyphenate="false"/>
    </style:style>
    <style:style style:name="sdfootnote-western" style:display-name="sdfootnote-western" style:family="paragraph" style:parent-style-name="Standard">
      <style:paragraph-properties style:vertical-align="auto" fo:margin-top="0.0694in" fo:margin-bottom="0in"/>
      <style:text-properties fo:font-size="10pt" style:font-size-asian="10pt" style:font-size-complex="10pt" style:language-asian="fr" style:country-asian="FR" fo:hyphenate="false"/>
    </style:style>
    <style:style style:name="Commentaire" style:display-name="Commentaire" style:family="paragraph" style:parent-style-name="Standard">
      <style:paragraph-properties fo:line-height="100%"/>
      <style:text-properties fo:font-size="10pt" style:font-size-asian="10pt" style:font-size-complex="10pt" fo:hyphenate="false"/>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Textedebulles" style:display-name="Texte de bulles" style:family="paragraph" style:parent-style-name="Standard">
      <style:paragraph-properties fo:margin-bottom="0in" fo:line-height="100%"/>
      <style:text-properties style:font-name="Segoe UI" style:font-name-asian="Segoe UI" style:font-name-complex="Segoe UI" fo:font-size="9pt" style:font-size-asian="9pt" style:font-size-complex="9pt" fo:hyphenate="false"/>
    </style:style>
    <style:style style:name="NormalWeb" style:display-name="Normal (Web)" style:family="paragraph" style:parent-style-name="Standard">
      <style:paragraph-properties style:vertical-align="auto" fo:margin-top="0.0694in" fo:margin-bottom="0.0694in"/>
      <style:text-properties style:language-asian="fr" style:country-asian="FR" fo:hyphenate="true"/>
    </style:style>
    <style:style style:name="epigraph" style:display-name="&lt;epigraph&gt;" style:family="paragraph" style:parent-style-name="Standard">
      <style:paragraph-properties fo:margin-top="0.25in" fo:margin-bottom="0in" fo:margin-left="0.7875in">
        <style:tab-stops/>
      </style:paragraph-properties>
      <style:text-properties style:font-style-complex="italic" fo:color="#1F4E79" fo:hyphenate="false"/>
    </style:style>
    <style:style style:name="card" style:display-name="&lt;card&gt;" style:family="paragraph" style:parent-style-name="Standard" style:list-style-name="WWNum1">
      <style:paragraph-properties fo:margin-bottom="0in" fo:background-color="#F2F2F2">
        <style:tab-stops>
          <style:tab-stop style:type="left" style:position="-0.2347in"/>
        </style:tab-stops>
      </style:paragraph-properties>
      <style:text-properties fo:hyphenate="false"/>
    </style:style>
    <style:style style:name="p" style:display-name="&lt;p&gt;" style:family="paragraph" style:parent-style-name="Standard">
      <style:paragraph-properties fo:widows="0" fo:orphans="0" fo:text-align="justify" fo:margin-top="0.0833in" fo:margin-bottom="0.0833in" fo:line-height="115%"/>
      <style:text-properties style:letter-kerning="true" style:font-size-complex="12pt" fo:language="fr" fo:country="FR" style:language-asian="zh" style:country-asian="CN" style:language-complex="hi" style:country-complex="IN" fo:hyphenate="false"/>
    </style:style>
    <style:style style:name="figure" style:display-name="&lt;figure&gt;" style:family="paragraph" style:parent-style-name="Standard" style:next-style-name="p">
      <style:paragraph-properties fo:widows="0" fo:orphans="0" fo:margin-top="0.1965in" fo:margin-bottom="0.1965in" fo:line-height="100%"/>
      <style:text-properties style:letter-kerning="true" style:font-size-complex="12pt" fo:language="fr" fo:country="FR" style:language-asian="zh" style:country-asian="CN" style:language-complex="hi" style:country-complex="IN" fo:hyphenate="false"/>
    </style:style>
    <style:style style:name="Footnoteuser" style:display-name="Footnote (user)" style:family="paragraph" style:parent-style-name="Standard">
      <style:paragraph-properties fo:widows="0" fo:orphans="0" fo:margin-bottom="0in" fo:line-height="100%"/>
      <style:text-properties style:font-name="Liberation Serif" style:font-name-asian="SimSun" style:font-name-complex="Mangal" style:letter-kerning="true" fo:font-size="10pt" style:font-size-asian="10pt" style:font-size-complex="9pt" fo:language="fr" fo:country="FR" style:language-asian="zh" style:country-asian="CN" style:language-complex="hi" style:country-complex="IN" fo:hyphenate="false"/>
    </style:style>
    <style:style style:name="quote" style:display-name="&lt;quote&gt;" style:family="paragraph" style:parent-style-name="Standard" style:next-style-name="p">
      <style:paragraph-properties fo:widows="0" fo:orphans="0" fo:text-align="justify" fo:margin-top="0.0395in" fo:margin-bottom="0.0395in" fo:line-height="95%" fo:margin-left="0.5902in">
        <style:tab-stops/>
      </style:paragraph-properties>
      <style:text-properties style:letter-kerning="true" style:font-size-complex="12pt" fo:language="fr" fo:country="FR" style:language-asian="zh" style:country-asian="CN" style:language-complex="hi" style:country-complex="IN" fo:hyphenate="false"/>
    </style:style>
    <style:style style:name="persName" style:display-name="&lt;persName&gt;" style:family="text">
      <style:text-properties style:use-window-font-color="true" fo:background-color="#FFFF00"/>
    </style:style>
    <style:style style:name="placeName" style:display-name="&lt;placeName&gt;" style:family="text">
      <style:text-properties fo:background-color="#FF0000"/>
    </style:style>
    <style:style style:name="CorpsdetexteCar" style:display-name="Corps de texte Car" style:family="text" style:parent-style-name="Policepardéfaut">
      <style:text-properties style:font-name="Times" style:font-name-asian="Times" style:font-name-complex="Times New Roman" style:font-size-complex="10pt" style:language-asian="fr" style:country-asian="FR"/>
    </style:style>
    <style:style style:name="Style1" style:display-name="Style1" style:family="text" style:parent-style-name="Policepardéfaut">
      <style:text-properties fo:background-color="transparent"/>
    </style:style>
    <style:style style:name="ref" style:display-name="&lt;ref&gt;" style:family="text" style:parent-style-name="Policepardéfaut">
      <style:text-properties fo:background-color="transparent"/>
    </style:style>
    <style:style style:name="refletter" style:display-name="&lt;ref letter&gt;" style:family="text" style:parent-style-name="Policepardéfaut">
      <style:text-properties fo:background-color="#92D050"/>
    </style:style>
    <style:style style:name="Marquedecommentaire" style:display-name="Marque de commentaire" style:family="text" style:parent-style-name="Policepardéfaut">
      <style:text-properties fo:font-size="8pt" style:font-size-asian="8pt" style:font-size-complex="8pt"/>
    </style:style>
    <style:style style:name="CommentaireCar" style:display-name="Commentaire Car" style:family="text" style:parent-style-name="Policepardéfaut">
      <style:text-properties style:font-name="Times New Roman" style:font-name-asian="Times New Roman" style:font-name-complex="Times New Roman" fo:font-size="10pt" style:font-size-asian="10pt" style:font-size-complex="10pt"/>
    </style:style>
    <style:style style:name="ObjetducommentaireCar" style:display-name="Objet du commentaire Car" style:family="text" style:parent-style-name="CommentaireCar">
      <style:text-properties style:font-name="Times New Roman" style:font-name-asian="Times New Roman" style:font-name-complex="Times New Roman" fo:font-weight="bold" style:font-weight-asian="bold" style:font-weight-complex="bold" fo:font-size="10pt" style:font-size-asian="10pt" style:font-size-complex="10pt"/>
    </style:style>
    <style:style style:name="TextedebullesCar" style:display-name="Texte de bulles Car" style:family="text" style:parent-style-name="Policepardéfaut">
      <style:text-properties style:font-name="Segoe UI" style:font-name-asian="SimSun" style:font-name-complex="Mangal" style:letter-kerning="true" fo:font-size="9pt" style:font-size-asian="9pt" style:font-size-complex="8pt" style:language-asian="zh" style:country-asian="CN" style:language-complex="hi" style:country-complex="IN"/>
    </style:style>
    <style:style style:name="Titre1Car" style:display-name="Titre 1 Car" style:family="text" style:parent-style-name="Policepardéfaut">
      <style:text-properties style:font-name="Calibri Light" style:font-name-asian="Times New Roman" style:font-name-complex="Mangal" fo:color="#2E74B5" style:letter-kerning="true" fo:font-size="16pt" style:font-size-asian="16pt" style:font-size-complex="14.5pt" style:language-asian="zh" style:country-asian="CN" style:language-complex="hi" style:country-complex="IN"/>
    </style:style>
    <style:style style:name="Titre2Car" style:display-name="Titre 2 Car" style:family="text" style:parent-style-name="Policepardéfaut">
      <style:text-properties style:font-name="Calibri Light" style:font-name-asian="Times New Roman" style:font-name-complex="Mangal" fo:color="#2E74B5" style:letter-kerning="true" fo:font-size="13pt" style:font-size-asian="13pt" style:font-size-complex="11.5pt" style:language-asian="zh" style:country-asian="CN" style:language-complex="hi" style:country-complex="IN"/>
    </style:style>
    <style:style style:name="Titre3Car" style:display-name="Titre 3 Car" style:family="text" style:parent-style-name="Policepardéfaut">
      <style:text-properties style:font-name="Calibri Light" style:font-name-asian="Times New Roman" style:font-name-complex="Mangal" fo:font-weight="bold" style:font-weight-asian="bold" fo:color="#1F4D78" style:letter-kerning="true" fo:font-size="14pt" style:font-size-asian="14pt" style:font-size-complex="10.5pt" style:language-asian="zh" style:country-asian="CN" style:language-complex="hi" style:country-complex="IN"/>
    </style:style>
    <style:style style:name="Internetlink" style:display-name="Internet link" style:family="text" style:parent-style-name="Policepardéfaut">
      <style:text-properties fo:color="#0563C1" style:text-underline-type="single" style:text-underline-style="solid" style:text-underline-width="auto" style:text-underline-mode="continuous" style:text-underline-color="font-color"/>
    </style:style>
    <style:style style:name="VisitedInternetLink" style:display-name="Visited Internet Link" style:family="text" style:parent-style-name="Policepardéfaut">
      <style:text-properties fo:color="#954F72" style:text-underline-type="single" style:text-underline-style="solid" style:text-underline-width="auto" style:text-underline-mode="continuous" style:text-underline-color="font-color"/>
    </style:style>
    <style:style style:name="Internetlinkuser" style:display-name="Internet link (user)" style:family="text">
      <style:text-properties fo:color="#000080" style:text-underline-type="single" style:text-underline-style="solid" style:text-underline-width="auto" style:text-underline-mode="continuous" style:text-underline-color="font-color"/>
    </style:style>
    <style:style style:name="Footnoteanchor" style:display-name="Footnote anchor" style:family="text">
      <style:text-properties style:text-position="super 63.6%"/>
    </style:style>
    <style:style style:name="FootnoteCharacters" style:display-name="Footnote Characters" style:family="text" style:parent-style-name="Policepardéfaut">
      <style:text-properties style:text-position="super 63.6%"/>
    </style:style>
    <style:style style:name="ListLabel1" style:display-name="ListLabel 1" style:family="text"/>
    <style:style style:name="ListLabel2" style:display-name="ListLabel 2" style:family="text">
      <style:text-properties style:font-name-complex="Courier New"/>
    </style:style>
    <style:style style:name="ListLabel3" style:display-name="ListLabel 3" style:family="text"/>
    <style:style style:name="ListLabel4" style:display-name="ListLabel 4" style:family="text"/>
    <style:style style:name="ListLabel5" style:display-name="ListLabel 5" style:family="text">
      <style:text-properties style:font-name-complex="Courier New"/>
    </style:style>
    <style:style style:name="ListLabel6" style:display-name="ListLabel 6" style:family="text"/>
    <style:style style:name="ListLabel7" style:display-name="ListLabel 7" style:family="text"/>
    <style:style style:name="ListLabel8" style:display-name="ListLabel 8" style:family="text">
      <style:text-properties style:font-name-complex="Courier New"/>
    </style:style>
    <style:style style:name="ListLabel9" style:display-name="ListLabel 9" style:family="text"/>
    <style:style style:name="ListLabel10" style:display-name="ListLabel 10" style:family="text"/>
    <style:style style:name="ListLabel11" style:display-name="ListLabel 11" style:family="text">
      <style:text-properties style:font-name-complex="Courier New"/>
    </style:style>
    <style:style style:name="ListLabel12" style:display-name="ListLabel 12" style:family="text"/>
    <style:style style:name="ListLabel13" style:display-name="ListLabel 13" style:family="text"/>
    <style:style style:name="ListLabel14" style:display-name="ListLabel 14" style:family="text">
      <style:text-properties style:font-name-complex="Courier New"/>
    </style:style>
    <style:style style:name="ListLabel15" style:display-name="ListLabel 15" style:family="text"/>
    <style:style style:name="ListLabel16" style:display-name="ListLabel 16" style:family="text"/>
    <style:style style:name="ListLabel17" style:display-name="ListLabel 17" style:family="text">
      <style:text-properties style:font-name-complex="Courier New"/>
    </style:style>
    <style:style style:name="ListLabel18" style:display-name="ListLabel 18" style:family="text"/>
    <style:style style:name="letter" style:display-name="&lt;letter&gt;" style:family="paragraph" style:parent-style-name="Normal" style:list-style-name="LFO5">
      <style:paragraph-properties fo:keep-with-next="always" fo:keep-together="always" fo:widows="2" fo:orphans="2" fo:border="0.0312in dashed #4472C4" fo:padding-top="0.0138in" fo:padding-left="0.0555in" fo:padding-bottom="0.0138in" fo:padding-right="0.0555in" style:shadow="none" fo:margin-top="0.1666in" fo:margin-bottom="0.1666in" fo:margin-left="0in" fo:text-indent="0in">
        <style:tab-stops/>
      </style:paragraph-properties>
      <style:text-properties style:font-name="Calibri" fo:hyphenate="false"/>
    </style:style>
    <text:list-style style:name="LFO1" style:display-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1" style:display-name="WWNum1">
      <text:list-level-style-bullet text:level="1" text:style-name="WW_CharLFO2LVL1" text:bullet-char="">
        <style:list-level-properties text:space-before="0.2479in" text:min-label-width="0.25in" text:list-level-position-and-space-mode="label-alignment">
          <style:list-level-label-alignment text:label-followed-by="listtab" fo:margin-left="0.4979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2" style:display-name="WWNum2">
      <text:list-level-style-bullet text:level="1" text:style-name="WW_CharLFO3LVL1" text:bullet-char="">
        <style:list-level-properties text:space-before="0.2479in" text:min-label-width="0.25in" text:list-level-position-and-space-mode="label-alignment">
          <style:list-level-label-alignment text:label-followed-by="listtab" fo:margin-left="0.4979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Gaëlle Lafage</meta:initial-creator>
    <dc:creator>Frédéric</dc:creator>
    <meta:creation-date>2022-07-01T09:21:00Z</meta:creation-date>
    <dc:date>2022-07-04T11:19:00Z</dc:date>
    <meta:template xlink:href="Normal.dotm" xlink:type="simple"/>
    <meta:editing-cycles>5</meta:editing-cycles>
    <meta:editing-duration>PT720S</meta:editing-duration>
    <meta:user-defined meta:name="AppVersion">16.0000</meta:user-defined>
    <meta:document-statistic meta:page-count="3" meta:paragraph-count="11" meta:word-count="876" meta:character-count="5688" meta:row-count="40" meta:non-whitespace-character-count="4823"/>
  </office:meta>
</office:document-meta>
</file>